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cripción de la Importancia de las Redes Sociales en la actualidad. </text:p>
      <text:p text:style-name="Standard"/>
      <text:p text:style-name="Standard">En el video aparecen distintas imágenes de jóvenes usando sus dispositivos móviles ilustradas con una música estilo trap instrumental comercial. </text:p>
      <text:p text:style-name="Standard"/>
      <text:p text:style-name="Standard">El video comienza con un texto anunciando el título del mismo: Las Redes Sociales, importancia de las redes sociales en la actualidad. </text:p>
      <text:p text:style-name="Standard"/>
      <text:p text:style-name="Standard">Han hecho más fácil el acceso y la difusión de la información.</text:p>
      <text:p text:style-name="Standard"/>
      <text:p text:style-name="Standard">Podemos acceder a contenidos multimedia, textos, documentos y más…</text:p>
      <text:p text:style-name="Standard"/>
      <text:p text:style-name="Standard">Para las empresas se han convertido en una gran herramienta para alcanzar más clientes. </text:p>
      <text:p text:style-name="Standard"/>
      <text:p text:style-name="Standard">Facilitan nuestra capacidad de conectarnos con otras personas. </text:p>
      <text:p text:style-name="Standard"/>
      <text:p text:style-name="Standard">Más utilizadas: FaceBook, Whatsapp, Twitter, Instagram, Pinterest, Linkedln....<text:line-break/><text:lin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24T07:48:09</meta:creation-date>
    <meta:document-statistic meta:table-count="0" meta:image-count="0" meta:object-count="0" meta:page-count="1" meta:paragraph-count="8" meta:word-count="104" meta:character-count="710"/>
    <dc:date>2022-12-24T07:55:20</dc:date>
    <meta:editing-duration>PT7M12S</meta:editing-duration>
    <meta:editing-cycles>1</meta:editing-cycles>
    <meta:generator>OpenOffice/4.1.10$Unix OpenOffice.org_project/4110m2$Build-9807</meta:generator>
  </office:meta>
</office:document-meta>
</file>